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740000028B3AF5B394846C9C7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6.836cm, 0cm, 17.188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="Arrow_20_concave" draw:marker-end-width="0.204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stroke="none" svg:stroke-color="#000000" draw:fill="none" draw:fill-color="#ffffff" fo:min-height="1.1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Asana Math"/>
    </style:style>
    <style:style style:name="P4" style:family="paragraph">
      <loext:graphic-properties draw:fill="none" draw:fill-color="#ffffff"/>
      <style:text-properties style:font-name="Asana Math"/>
    </style:style>
    <style:style style:name="T1" style:family="text">
      <style:text-properties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794cm" svg:height="10.221cm" svg:x="0cm" svg:y="0.046cm">
            <draw:image xlink:href="Pictures/10000000000006740000028B3AF5B394846C9C7D.jpg" xlink:type="simple" xlink:show="embed" xlink:actuate="onLoad" loext:mime-type="image/jpeg">
              <text:p/>
            </draw:image>
          </draw:frame>
          <draw:line draw:style-name="gr2" draw:text-style-name="P2" draw:layer="layout" svg:x1="11.422cm" svg:y1="9.034cm" svg:x2="12.565cm" svg:y2="9.161cm">
            <text:p/>
          </draw:line>
          <draw:line draw:style-name="gr2" draw:text-style-name="P2" draw:layer="layout" svg:x1="11.422cm" svg:y1="9.034cm" svg:x2="10.533cm" svg:y2="9.669cm">
            <text:p/>
          </draw:line>
          <draw:line draw:style-name="gr2" draw:text-style-name="P2" draw:layer="layout" svg:x1="11.413cm" svg:y1="9.043cm" svg:x2="11.422cm" svg:y2="7.891cm">
            <text:p/>
          </draw:line>
          <draw:frame draw:style-name="gr3" draw:text-style-name="P4" draw:layer="layout" svg:width="0.889cm" svg:height="1.441cm" svg:x="12.4cm" svg:y="8.536cm">
            <draw:text-box>
              <text:p text:style-name="P3"><text:span text:style-name="T1">x</text:span></text:p>
            </draw:text-box>
          </draw:frame>
          <draw:frame draw:style-name="gr3" draw:text-style-name="P4" draw:layer="layout" svg:width="0.889cm" svg:height="1.441cm" svg:x="11.001cm" svg:y="6.937cm">
            <draw:text-box>
              <text:p text:style-name="P3"><text:span text:style-name="T1">y</text:span></text:p>
            </draw:text-box>
          </draw:frame>
          <draw:frame draw:style-name="gr3" draw:text-style-name="P4" draw:layer="layout" svg:width="0.889cm" svg:height="1.441cm" svg:x="9.902cm" svg:y="9.238cm">
            <draw:text-box>
              <text:p text:style-name="P3"><text:span text:style-name="T1">z</text:span></text:p>
            </draw:text-box>
          </draw:frame>
          <draw:frame draw:style-name="gr3" draw:text-style-name="P4" draw:layer="layout" svg:width="0.889cm" svg:height="1.441cm" svg:x="8.402cm" svg:y="4.438cm">
            <draw:text-box>
              <text:p text:style-name="P3"><text:span text:style-name="T1">1</text:span></text:p>
            </draw:text-box>
          </draw:frame>
          <draw:frame draw:style-name="gr3" draw:text-style-name="P4" draw:layer="layout" svg:width="0.889cm" svg:height="1.441cm" svg:x="0.903cm" svg:y="4.039cm">
            <draw:text-box>
              <text:p text:style-name="P3"><text:span text:style-name="T1">2</text:span></text:p>
            </draw:text-box>
          </draw:frame>
          <draw:frame draw:style-name="gr3" draw:text-style-name="P4" draw:layer="layout" svg:width="0.889cm" svg:height="1.441cm" svg:x="4.904cm" svg:y="0.44cm">
            <draw:text-box>
              <text:p text:style-name="P3"><text:span text:style-name="T1">3</text:span></text:p>
            </draw:text-box>
          </draw:frame>
          <draw:frame draw:style-name="gr3" draw:text-style-name="P4" draw:layer="layout" svg:width="0.889cm" svg:height="1.441cm" svg:x="4.904cm" svg:y="8.94cm">
            <draw:text-box>
              <text:p text:style-name="P3"><text:span text:style-name="T1">4</text:span></text:p>
            </draw:text-box>
          </draw:frame>
          <draw:frame draw:style-name="gr3" draw:text-style-name="P4" draw:layer="layout" svg:width="0.889cm" svg:height="1.441cm" svg:x="3.304cm" svg:y="5.04cm">
            <draw:text-box>
              <text:p text:style-name="P3"><text:span text:style-name="T1">5</text:span></text:p>
            </draw:text-box>
          </draw:frame>
          <draw:frame draw:style-name="gr3" draw:text-style-name="P4" draw:layer="layout" svg:width="0.889cm" svg:height="1.441cm" svg:x="6.505cm" svg:y="3.641cm">
            <draw:text-box>
              <text:p text:style-name="P3"><text:span text:style-name="T1">6</text:span></text:p>
            </draw:text-box>
          </draw:frame>
          <draw:frame draw:style-name="gr3" draw:text-style-name="P4" draw:layer="layout" svg:width="0.889cm" svg:height="1.441cm" svg:x="7.212cm" svg:y="1.426cm">
            <draw:text-box>
              <text:p text:style-name="P3"><text:span text:style-name="T1">7</text:span></text:p>
            </draw:text-box>
          </draw:frame>
          <draw:frame draw:style-name="gr3" draw:text-style-name="P4" draw:layer="layout" svg:width="0.889cm" svg:height="1.441cm" svg:x="0cm" svg:y="0.808cm">
            <draw:text-box>
              <text:p text:style-name="P3"><text:span text:style-name="T1">8</text:span></text:p>
            </draw:text-box>
          </draw:frame>
          <draw:frame draw:style-name="gr3" draw:text-style-name="P4" draw:layer="layout" svg:width="0.889cm" svg:height="1.441cm" svg:x="7.62cm" svg:y="9.019cm">
            <draw:text-box>
              <text:p text:style-name="P3"><text:span text:style-name="T1">9</text:span></text:p>
            </draw:text-box>
          </draw:frame>
          <draw:frame draw:style-name="gr4" draw:text-style-name="P4" draw:layer="layout" svg:width="1.143cm" svg:height="1.441cm" svg:x="0.127cm" svg:y="8.147cm">
            <draw:text-box>
              <text:p text:style-name="P3"><text:span text:style-name="T1">10</text:span></text:p>
            </draw:text-box>
          </draw:frame>
          <draw:frame draw:style-name="gr5" draw:text-style-name="P4" draw:layer="layout" svg:width="1.143cm" svg:height="1.441cm" svg:x="9.425cm" svg:y="1.189cm">
            <draw:text-box>
              <text:p text:style-name="P3"><text:span text:style-name="T1">11</text:span></text:p>
            </draw:text-box>
          </draw:frame>
          <draw:frame draw:style-name="gr5" draw:text-style-name="P4" draw:layer="layout" svg:width="1.143cm" svg:height="1.441cm" svg:x="3.126cm" svg:y="0.19cm">
            <draw:text-box>
              <text:p text:style-name="P3"><text:span text:style-name="T1">12</text:span></text:p>
            </draw:text-box>
          </draw:frame>
          <draw:frame draw:style-name="gr5" draw:text-style-name="P4" draw:layer="layout" svg:width="1.143cm" svg:height="1.441cm" svg:x="9.427cm" svg:y="7.191cm">
            <draw:text-box>
              <text:p text:style-name="P3"><text:span text:style-name="T1">13</text:span></text:p>
            </draw:text-box>
          </draw:frame>
          <draw:frame draw:style-name="gr5" draw:text-style-name="P4" draw:layer="layout" svg:width="1.143cm" svg:height="1.441cm" svg:x="2.527cm" svg:y="7.891cm">
            <draw:text-box>
              <text:p text:style-name="P3"><text:span text:style-name="T1">1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3.335cm" fo:page-height="10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20-12-17T08:10:01.898624809</meta:creation-date>
    <dc:date>2020-12-17T08:26:25.428750431</dc:date>
    <dc:creator>Ezequiel Fogliatto</dc:creator>
    <meta:editing-duration>PT3M49S</meta:editing-duration>
    <meta:editing-cycles>1</meta:editing-cycles>
    <meta:document-statistic meta:object-count="22"/>
    <meta:generator>LibreOffice/6.1.5.2$Linux_X86_64 LibreOffice_project/10$Build-2</meta:generator>
  </office:meta>
</office:document-meta>
</file>